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03f174" officeooo:paragraph-rsid="000b17e4" style:font-weight-asian="bold" style:font-weight-complex="bold"/>
    </style:style>
    <style:style style:name="P2" style:family="paragraph" style:parent-style-name="Text_20_body">
      <style:text-properties officeooo:rsid="00109325" officeooo:paragraph-rsid="00109325"/>
    </style:style>
    <style:style style:name="P3" style:family="paragraph" style:parent-style-name="Heading_20_2">
      <style:text-properties officeooo:rsid="000b17e4" officeooo:paragraph-rsid="000b17e4"/>
    </style:style>
    <style:style style:name="P4" style:family="paragraph" style:parent-style-name="Heading_20_2">
      <style:text-properties officeooo:rsid="00109325" officeooo:paragraph-rsid="00109325"/>
    </style:style>
    <style:style style:name="P5" style:family="paragraph" style:parent-style-name="Heading_20_2">
      <style:text-properties officeooo:rsid="0012e947" officeooo:paragraph-rsid="0012e947"/>
    </style:style>
    <style:style style:name="P6" style:family="paragraph" style:parent-style-name="Heading_20_2">
      <style:text-properties officeooo:paragraph-rsid="00104458"/>
    </style:style>
    <style:style style:name="P7" style:family="paragraph" style:parent-style-name="Text_20_body">
      <style:text-properties officeooo:paragraph-rsid="000e5fa3"/>
    </style:style>
    <style:style style:name="P8" style:family="paragraph" style:parent-style-name="Text_20_body">
      <style:text-properties officeooo:rsid="0012e947" officeooo:paragraph-rsid="0012e947"/>
    </style:style>
    <style:style style:name="P9" style:family="paragraph" style:parent-style-name="Text_20_body">
      <style:text-properties officeooo:rsid="00130980" officeooo:paragraph-rsid="00130980"/>
    </style:style>
    <style:style style:name="P10" style:family="paragraph" style:parent-style-name="Text_20_body">
      <style:text-properties officeooo:rsid="000b17e4" officeooo:paragraph-rsid="00130980"/>
    </style:style>
    <style:style style:name="P11" style:family="paragraph" style:parent-style-name="Text_20_body">
      <style:text-properties officeooo:rsid="00109325" officeooo:paragraph-rsid="00130980"/>
    </style:style>
    <style:style style:name="T1" style:family="text">
      <style:text-properties officeooo:rsid="00004ef9"/>
    </style:style>
    <style:style style:name="T2" style:family="text">
      <style:text-properties fo:font-weight="bold" officeooo:rsid="0003f174" style:font-weight-asian="bold" style:font-weight-complex="bold"/>
    </style:style>
    <style:style style:name="T3" style:family="text">
      <style:text-properties fo:font-weight="bold" officeooo:rsid="00004ef9" style:font-weight-asian="bold" style:font-weight-complex="bold"/>
    </style:style>
    <style:style style:name="T4" style:family="text">
      <style:text-properties fo:font-weight="normal" officeooo:rsid="00004ef9" style:font-weight-asian="normal" style:font-weight-complex="normal"/>
    </style:style>
    <style:style style:name="T5" style:family="text">
      <style:text-properties officeooo:rsid="0003f174"/>
    </style:style>
    <style:style style:name="T6" style:family="text">
      <style:text-properties style:font-name="Liberation Sans" fo:font-size="18.2000007629395pt" fo:font-weight="bold" officeooo:rsid="000b17e4"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113e91"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6.1000003814697pt" fo:font-weight="bold" officeooo:rsid="00130980"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6.1000003814697pt" fo:font-weight="bold" officeooo:rsid="000b17e4" style:font-name-asian="Noto Sans CJK SC" style:font-size-asian="16.1000003814697pt" style:font-weight-asian="bold" style:font-name-complex="Lohit Devanagari" style:font-size-complex="16.1000003814697pt" style:font-weight-complex="bold"/>
    </style:style>
    <style:style style:name="T10" style:family="text">
      <style:text-properties officeooo:rsid="00130980"/>
    </style:style>
    <style:style style:name="T11" style:family="text">
      <style:text-properties fo:font-style="italic" officeooo:rsid="00130980" style:font-style-asian="italic" style:font-style-complex="italic"/>
    </style:style>
    <style:style style:name="T12" style:family="text">
      <style:text-properties fo:font-style="normal" officeooo:rsid="0013098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Revised e</text:span><text:span text:style-name="T6">xperiment protocol</text:span> <text:span text:style-name="T5">from: <text:line-break/>&lt;insert group name&gt;</text:span></text:h>
      <text:p text:style-name="P1"/>
      <text:p text:style-name="P7"><text:span text:style-name="T2">INSTRUCTIONS: </text:span><text:span text:style-name="T4">For</text:span><text:span text:style-name="T1"> each of the sections below, write in sufficient detail that someone else could take this document and run your experiment, without further input from you. You can replace the guidance notes with your answer. </text:span><text:span text:style-name="T3">Do not exceed two pages for the main body of this document</text:span><text:span text:style-name="T1"> (use an appendix for a full list stimulus materials if you need to, but also give a clear sense of what the stimuli are in the main body of the text). Express everything in the future tense (bear in mind that, in your final report, you will need to convert this to the past tense). </text:span></text:p>
      <text:h text:style-name="P5" text:outline-level="2">Reflection and key changes</text:h>
      <text:p text:style-name="P8">Briefly reflect on how your first experiment went, and explain how your experimental design has changed as a result. In the sections that follow, <text:span text:style-name="T10">assume that your reader has already read your original protocol, and thus only needs to be told how your second experiment </text:span><text:span text:style-name="T11">differs</text:span><text:span text:style-name="T12"> from the first.</text:span></text:p>
      <text:h text:style-name="P3" text:outline-level="2">Participants <text:span text:style-name="T10">and apparatus</text:span></text:h>
      <text:p text:style-name="P10">T<text:span text:style-name="T10">hese are likely to be the same as before.</text:span></text:p>
      <text:h text:style-name="P6" text:outline-level="2"><text:span text:style-name="T9">M</text:span><text:span text:style-name="T8">aterials</text:span></text:h>
      <text:p text:style-name="P9">If your materials have changed, specify the changes here. Otherwise, state they are unchanged.</text:p>
      <text:h text:style-name="P3" text:outline-level="2">Procedure</text:h>
      <text:p text:style-name="P9">If your procedure has changed, specify the changes here. Otherwise, state it is unchanged.</text:p>
      <text:h text:style-name="P3" text:outline-level="2">Ethical statement</text:h>
      <text:p text:style-name="P9">If your second experiment raises new ethical issues, discuss them here. Otherwise, refer the reader to your previous ethical statement.</text:p>
      <text:h text:style-name="P4" text:outline-level="2">References</text:h>
      <text:p text:style-name="P11">O<text:span text:style-name="T10">nly include a reference section if your text above cites anything.</text:span></text:p>
      <text:h text:style-name="P4" text:outline-level="2">Appendix</text:h>
      <text:p text:style-name="P2">If a full specification of <text:span text:style-name="T10">how </text:span>your stimuli <text:span text:style-name="T10">have changed </text:span>cannot be provided briefly in your materials section, specify briefly in that section, and fully in this appendix.</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4T16:47:20.889452175</meta:creation-date>
    <dc:date>2019-12-09T12:23:26.153867433</dc:date>
    <dc:creator>Andy Wills</dc:creator>
    <meta:editing-duration>PT1H28M51S</meta:editing-duration>
    <meta:editing-cycles>12</meta:editing-cycles>
    <meta:generator>LibreOffice/6.3.3.2$Linux_X86_64 LibreOffice_project/30$Build-2</meta:generator>
    <meta:document-statistic meta:table-count="0" meta:image-count="0" meta:object-count="0" meta:page-count="1" meta:paragraph-count="16" meta:word-count="268" meta:character-count="1617" meta:non-whitespace-character-count="1363"/>
  </office:meta>
</office:document-meta>
</file>